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41f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41f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41f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41f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41f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41f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41f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41f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41f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41f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41f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41f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41f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41f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41f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41f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41f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Rodriannys Valeska Yaguare Romer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1/3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123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Roger José Yaguare Navar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30781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23.45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9" meta:non-whitespace-character-count="1002"/>
    <meta:template xlink:type="simple" xlink:actuate="onRequest" xlink:title="Normal" xlink:href=""/>
  </office:meta>
</office:document-meta>
</file>